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4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" table:style-name="ta1">
        <table:shapes>
          <draw:frame draw:z-index="0" draw:style-name="gr1" draw:text-style-name="P1" svg:width="159.99mm" svg:height="89.99mm" svg:x="78.3mm" svg:y="1mm">
            <loext:p draw:notify-on-update-of-ranges="cameraslog_2.A1:cameraslog_2.A1 cameraslog_2.A2:cameraslog_2.A1001 cameraslog_2.B1:cameraslog_2.B1 cameraslog_2.B2:cameraslog_2.B1001 cameraslog_2.A1:cameraslog_2.A1 cameraslog_2.A2:cameraslog_2.A1001 cameraslog_2.C1:cameraslog_2.C1 cameraslog_2.C2:cameraslog_2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25122" calcext:value-type="float">
            <text:p>5,9251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21648" calcext:value-type="float">
            <text:p>5,5216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242994" calcext:value-type="float">
            <text:p>5,242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92291" calcext:value-type="float">
            <text:p>4,9922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77424" calcext:value-type="float">
            <text:p>5,0774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712146" calcext:value-type="float">
            <text:p>4,7121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69573" calcext:value-type="float">
            <text:p>4,7695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96446" calcext:value-type="float">
            <text:p>4,7964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95061" calcext:value-type="float">
            <text:p>4,950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840003" calcext:value-type="float">
            <text:p>4,8400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916386" calcext:value-type="float">
            <text:p>4,9163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16386" calcext:value-type="float">
            <text:p>4,9163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16386" calcext:value-type="float">
            <text:p>4,9163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986267" calcext:value-type="float">
            <text:p>4,9862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092061" calcext:value-type="float">
            <text:p>5,0920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335344" calcext:value-type="float">
            <text:p>5,3353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335344" calcext:value-type="float">
            <text:p>5,3353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094602" calcext:value-type="float">
            <text:p>5,0946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10733" calcext:value-type="float">
            <text:p>5,107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076778" calcext:value-type="float">
            <text:p>5,0767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152024" calcext:value-type="float">
            <text:p>5,1520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217081" calcext:value-type="float">
            <text:p>5,217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462918" calcext:value-type="float">
            <text:p>5,4629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619632" calcext:value-type="float">
            <text:p>5,6196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733066" calcext:value-type="float">
            <text:p>5,7330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841167" calcext:value-type="float">
            <text:p>5,8411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97498" calcext:value-type="float">
            <text:p>5,974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824758" calcext:value-type="float">
            <text:p>5,8247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824758" calcext:value-type="float">
            <text:p>5,8247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055306" calcext:value-type="float">
            <text:p>6,0553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953462" calcext:value-type="float">
            <text:p>5,9534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953462" calcext:value-type="float">
            <text:p>5,9534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748367" calcext:value-type="float">
            <text:p>5,7483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085863" calcext:value-type="float">
            <text:p>6,0858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93055" calcext:value-type="float">
            <text:p>5,930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23749" calcext:value-type="float">
            <text:p>6,237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133092" calcext:value-type="float">
            <text:p>6,1330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23635" calcext:value-type="float">
            <text:p>6,236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193066" calcext:value-type="float">
            <text:p>6,1930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143525" calcext:value-type="float">
            <text:p>6,1435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059493" calcext:value-type="float">
            <text:p>6,0594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944907" calcext:value-type="float">
            <text:p>5,9449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114357" calcext:value-type="float">
            <text:p>6,1143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89908" calcext:value-type="float">
            <text:p>5,899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688895" calcext:value-type="float">
            <text:p>5,688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493988" calcext:value-type="float">
            <text:p>5,493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493988" calcext:value-type="float">
            <text:p>5,493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604641" calcext:value-type="float">
            <text:p>5,6046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766446" calcext:value-type="float">
            <text:p>5,7664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655568" calcext:value-type="float">
            <text:p>5,6555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674776" calcext:value-type="float">
            <text:p>5,6747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674776" calcext:value-type="float">
            <text:p>5,6747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674776" calcext:value-type="float">
            <text:p>5,6747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674776" calcext:value-type="float">
            <text:p>5,6747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874777" calcext:value-type="float">
            <text:p>5,8747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73473" calcext:value-type="float">
            <text:p>5,734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73473" calcext:value-type="float">
            <text:p>5,734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73473" calcext:value-type="float">
            <text:p>5,734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73473" calcext:value-type="float">
            <text:p>5,734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83265" calcext:value-type="float">
            <text:p>5,832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025009" calcext:value-type="float">
            <text:p>6,0250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025009" calcext:value-type="float">
            <text:p>6,0250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863205" calcext:value-type="float">
            <text:p>5,8632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863205" calcext:value-type="float">
            <text:p>5,8632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114129" calcext:value-type="float">
            <text:p>6,1141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286118" calcext:value-type="float">
            <text:p>6,2861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544685" calcext:value-type="float">
            <text:p>6,544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344678" calcext:value-type="float">
            <text:p>6,3446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315507" calcext:value-type="float">
            <text:p>6,3155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221296" calcext:value-type="float">
            <text:p>6,2212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221296" calcext:value-type="float">
            <text:p>6,2212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221296" calcext:value-type="float">
            <text:p>6,2212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087499" calcext:value-type="float">
            <text:p>6,0874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036574" calcext:value-type="float">
            <text:p>6,0365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986787" calcext:value-type="float">
            <text:p>5,9867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11549" calcext:value-type="float">
            <text:p>6,115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11549" calcext:value-type="float">
            <text:p>6,115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371504" calcext:value-type="float">
            <text:p>6,3715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31549" calcext:value-type="float">
            <text:p>6,315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428915" calcext:value-type="float">
            <text:p>6,4289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27729" calcext:value-type="float">
            <text:p>6,277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218731" calcext:value-type="float">
            <text:p>6,2187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380539" calcext:value-type="float">
            <text:p>6,3805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465958" calcext:value-type="float">
            <text:p>6,4659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375452" calcext:value-type="float">
            <text:p>6,3754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200914" calcext:value-type="float">
            <text:p>6,2009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200914" calcext:value-type="float">
            <text:p>6,2009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028926" calcext:value-type="float">
            <text:p>6,0289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068519" calcext:value-type="float">
            <text:p>6,0685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068519" calcext:value-type="float">
            <text:p>6,0685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170362" calcext:value-type="float">
            <text:p>6,1703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947445" calcext:value-type="float">
            <text:p>5,9474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947445" calcext:value-type="float">
            <text:p>5,9474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947445" calcext:value-type="float">
            <text:p>5,9474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904162" calcext:value-type="float">
            <text:p>5,9041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904162" calcext:value-type="float">
            <text:p>5,9041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12708" calcext:value-type="float">
            <text:p>6,127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12708" calcext:value-type="float">
            <text:p>6,127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12708" calcext:value-type="float">
            <text:p>6,127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12708" calcext:value-type="float">
            <text:p>6,127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12708" calcext:value-type="float">
            <text:p>6,127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291426" calcext:value-type="float">
            <text:p>6,2914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486339" calcext:value-type="float">
            <text:p>6,4863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411104" calcext:value-type="float">
            <text:p>6,4111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411104" calcext:value-type="float">
            <text:p>6,4111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320599" calcext:value-type="float">
            <text:p>6,3205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118046" calcext:value-type="float">
            <text:p>6,1180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118046" calcext:value-type="float">
            <text:p>6,1180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119207" calcext:value-type="float">
            <text:p>6,1192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916653" calcext:value-type="float">
            <text:p>5,9166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76503" calcext:value-type="float">
            <text:p>5,765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73077" calcext:value-type="float">
            <text:p>5,730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788191" calcext:value-type="float">
            <text:p>5,78819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848142" calcext:value-type="float">
            <text:p>5,8481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848142" calcext:value-type="float">
            <text:p>5,8481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848142" calcext:value-type="float">
            <text:p>5,8481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848142" calcext:value-type="float">
            <text:p>5,8481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848142" calcext:value-type="float">
            <text:p>5,8481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837953" calcext:value-type="float">
            <text:p>5,8379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837953" calcext:value-type="float">
            <text:p>5,8379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837953" calcext:value-type="float">
            <text:p>5,8379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124528" calcext:value-type="float">
            <text:p>6,1245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124528" calcext:value-type="float">
            <text:p>6,1245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141198" calcext:value-type="float">
            <text:p>6,1411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125921" calcext:value-type="float">
            <text:p>6,1259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998602" calcext:value-type="float">
            <text:p>5,9986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998602" calcext:value-type="float">
            <text:p>5,9986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998602" calcext:value-type="float">
            <text:p>5,9986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15277" calcext:value-type="float">
            <text:p>6,152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393507" calcext:value-type="float">
            <text:p>6,3935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550228" calcext:value-type="float">
            <text:p>6,5502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550228" calcext:value-type="float">
            <text:p>6,5502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714578" calcext:value-type="float">
            <text:p>6,7145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652063" calcext:value-type="float">
            <text:p>6,6520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652063" calcext:value-type="float">
            <text:p>6,6520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649518" calcext:value-type="float">
            <text:p>6,6495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487707" calcext:value-type="float">
            <text:p>6,4877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487707" calcext:value-type="float">
            <text:p>6,4877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353901" calcext:value-type="float">
            <text:p>6,3539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353901" calcext:value-type="float">
            <text:p>6,3539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308074" calcext:value-type="float">
            <text:p>6,3080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308074" calcext:value-type="float">
            <text:p>6,3080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26988" calcext:value-type="float">
            <text:p>6,26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26988" calcext:value-type="float">
            <text:p>6,26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26988" calcext:value-type="float">
            <text:p>6,26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26988" calcext:value-type="float">
            <text:p>6,26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26988" calcext:value-type="float">
            <text:p>6,26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26988" calcext:value-type="float">
            <text:p>6,26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184461" calcext:value-type="float">
            <text:p>6,1844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184461" calcext:value-type="float">
            <text:p>6,1844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184461" calcext:value-type="float">
            <text:p>6,1844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336084" calcext:value-type="float">
            <text:p>6,3360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18446" calcext:value-type="float">
            <text:p>6,184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987007" calcext:value-type="float">
            <text:p>5,9870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96409" calcext:value-type="float">
            <text:p>5,964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097896" calcext:value-type="float">
            <text:p>6,0978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097896" calcext:value-type="float">
            <text:p>6,0978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097896" calcext:value-type="float">
            <text:p>6,0978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097896" calcext:value-type="float">
            <text:p>6,0978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905534" calcext:value-type="float">
            <text:p>5,9055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692805" calcext:value-type="float">
            <text:p>5,6928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692805" calcext:value-type="float">
            <text:p>5,6928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474981" calcext:value-type="float">
            <text:p>5,4749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474981" calcext:value-type="float">
            <text:p>5,4749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474981" calcext:value-type="float">
            <text:p>5,4749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474981" calcext:value-type="float">
            <text:p>5,4749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474981" calcext:value-type="float">
            <text:p>5,4749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464796" calcext:value-type="float">
            <text:p>5,46479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644429" calcext:value-type="float">
            <text:p>5,6444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644429" calcext:value-type="float">
            <text:p>5,6444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644429" calcext:value-type="float">
            <text:p>5,6444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644429" calcext:value-type="float">
            <text:p>5,6444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525902" calcext:value-type="float">
            <text:p>5,5259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598602" calcext:value-type="float">
            <text:p>5,5986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.598602" calcext:value-type="float">
            <text:p>5,5986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.44189" calcext:value-type="float">
            <text:p>5,441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403694" calcext:value-type="float">
            <text:p>5,4036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380779" calcext:value-type="float">
            <text:p>5,3807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380779" calcext:value-type="float">
            <text:p>5,3807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380779" calcext:value-type="float">
            <text:p>5,3807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285177" calcext:value-type="float">
            <text:p>5,2851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246982" calcext:value-type="float">
            <text:p>5,2469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246982" calcext:value-type="float">
            <text:p>5,2469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439343" calcext:value-type="float">
            <text:p>5,4393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439343" calcext:value-type="float">
            <text:p>5,4393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338651" calcext:value-type="float">
            <text:p>5,3386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57939" calcext:value-type="float">
            <text:p>5,579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463421" calcext:value-type="float">
            <text:p>5,4634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463421" calcext:value-type="float">
            <text:p>5,4634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559024" calcext:value-type="float">
            <text:p>5,5590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474993" calcext:value-type="float">
            <text:p>5,4749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381941" calcext:value-type="float">
            <text:p>5,3819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381941" calcext:value-type="float">
            <text:p>5,3819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308093" calcext:value-type="float">
            <text:p>5,3080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080084" calcext:value-type="float">
            <text:p>5,0800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080084" calcext:value-type="float">
            <text:p>5,0800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239347" calcext:value-type="float">
            <text:p>5,2393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239347" calcext:value-type="float">
            <text:p>5,2393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067355" calcext:value-type="float">
            <text:p>5,0673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067355" calcext:value-type="float">
            <text:p>5,0673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067355" calcext:value-type="float">
            <text:p>5,0673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067355" calcext:value-type="float">
            <text:p>5,0673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067355" calcext:value-type="float">
            <text:p>5,0673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092821" calcext:value-type="float">
            <text:p>5,0928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092821" calcext:value-type="float">
            <text:p>5,0928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092821" calcext:value-type="float">
            <text:p>5,0928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092821" calcext:value-type="float">
            <text:p>5,0928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092821" calcext:value-type="float">
            <text:p>5,0928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092821" calcext:value-type="float">
            <text:p>5,0928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841891" calcext:value-type="float">
            <text:p>4,84189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841891" calcext:value-type="float">
            <text:p>4,84189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864812" calcext:value-type="float">
            <text:p>4,8648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697912" calcext:value-type="float">
            <text:p>4,6979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477544" calcext:value-type="float">
            <text:p>4,4775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.528463" calcext:value-type="float">
            <text:p>4,5284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528463" calcext:value-type="float">
            <text:p>4,5284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528463" calcext:value-type="float">
            <text:p>4,5284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528463" calcext:value-type="float">
            <text:p>4,5284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528463" calcext:value-type="float">
            <text:p>4,5284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710638" calcext:value-type="float">
            <text:p>4,7106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710638" calcext:value-type="float">
            <text:p>4,7106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710638" calcext:value-type="float">
            <text:p>4,7106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710638" calcext:value-type="float">
            <text:p>4,7106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704153" calcext:value-type="float">
            <text:p>4,7041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704153" calcext:value-type="float">
            <text:p>4,7041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499065" calcext:value-type="float">
            <text:p>4,4990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463413" calcext:value-type="float">
            <text:p>4,4634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463413" calcext:value-type="float">
            <text:p>4,4634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463413" calcext:value-type="float">
            <text:p>4,4634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463413" calcext:value-type="float">
            <text:p>4,4634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463413" calcext:value-type="float">
            <text:p>4,4634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.463413" calcext:value-type="float">
            <text:p>4,4634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.463413" calcext:value-type="float">
            <text:p>4,4634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.314342" calcext:value-type="float">
            <text:p>4,3143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314342" calcext:value-type="float">
            <text:p>4,3143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314342" calcext:value-type="float">
            <text:p>4,3143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325916" calcext:value-type="float">
            <text:p>4,3259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3743" calcext:value-type="float">
            <text:p>4,37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3743" calcext:value-type="float">
            <text:p>4,37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3743" calcext:value-type="float">
            <text:p>4,37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.3743" calcext:value-type="float">
            <text:p>4,37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.3743" calcext:value-type="float">
            <text:p>4,37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3743" calcext:value-type="float">
            <text:p>4,37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299067" calcext:value-type="float">
            <text:p>4,2990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299067" calcext:value-type="float">
            <text:p>4,2990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204852" calcext:value-type="float">
            <text:p>4,204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204852" calcext:value-type="float">
            <text:p>4,204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204852" calcext:value-type="float">
            <text:p>4,204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204852" calcext:value-type="float">
            <text:p>4,204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106708" calcext:value-type="float">
            <text:p>4,1067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.106708" calcext:value-type="float">
            <text:p>4,1067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106708" calcext:value-type="float">
            <text:p>4,1067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248147" calcext:value-type="float">
            <text:p>4,2481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.353929" calcext:value-type="float">
            <text:p>4,3539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353929" calcext:value-type="float">
            <text:p>4,3539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353929" calcext:value-type="float">
            <text:p>4,3539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366659" calcext:value-type="float">
            <text:p>4,3666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.404852" calcext:value-type="float">
            <text:p>4,4048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399755" calcext:value-type="float">
            <text:p>4,3997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589574" calcext:value-type="float">
            <text:p>4,589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589574" calcext:value-type="float">
            <text:p>4,589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.761563" calcext:value-type="float">
            <text:p>4,7615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974294" calcext:value-type="float">
            <text:p>4,9742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987018" calcext:value-type="float">
            <text:p>4,9870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055769" calcext:value-type="float">
            <text:p>5,0557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192109" calcext:value-type="float">
            <text:p>5,1921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192109" calcext:value-type="float">
            <text:p>5,1921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192109" calcext:value-type="float">
            <text:p>5,1921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392108" calcext:value-type="float">
            <text:p>5,3921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192107" calcext:value-type="float">
            <text:p>5,192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192107" calcext:value-type="float">
            <text:p>5,192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192107" calcext:value-type="float">
            <text:p>5,192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240489" calcext:value-type="float">
            <text:p>5,2404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141193" calcext:value-type="float">
            <text:p>5,1411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176842" calcext:value-type="float">
            <text:p>5,1768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176842" calcext:value-type="float">
            <text:p>5,1768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176842" calcext:value-type="float">
            <text:p>5,1768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243048" calcext:value-type="float">
            <text:p>5,2430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333556" calcext:value-type="float">
            <text:p>5,3335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333556" calcext:value-type="float">
            <text:p>5,3335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215036" calcext:value-type="float">
            <text:p>5,2150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152521" calcext:value-type="float">
            <text:p>5,1525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018719" calcext:value-type="float">
            <text:p>5,0187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018719" calcext:value-type="float">
            <text:p>5,0187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874733" calcext:value-type="float">
            <text:p>4,8747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874733" calcext:value-type="float">
            <text:p>4,8747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895097" calcext:value-type="float">
            <text:p>4,8950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895097" calcext:value-type="float">
            <text:p>4,8950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87843" calcext:value-type="float">
            <text:p>4,878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87843" calcext:value-type="float">
            <text:p>4,878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823572" calcext:value-type="float">
            <text:p>4,8235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631213" calcext:value-type="float">
            <text:p>4,6312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631213" calcext:value-type="float">
            <text:p>4,6312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631213" calcext:value-type="float">
            <text:p>4,6312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631213" calcext:value-type="float">
            <text:p>4,6312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394427" calcext:value-type="float">
            <text:p>4,3944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394427" calcext:value-type="float">
            <text:p>4,3944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394427" calcext:value-type="float">
            <text:p>4,3944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447899" calcext:value-type="float">
            <text:p>4,4478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447899" calcext:value-type="float">
            <text:p>4,4478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447899" calcext:value-type="float">
            <text:p>4,4478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447899" calcext:value-type="float">
            <text:p>4,4478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447899" calcext:value-type="float">
            <text:p>4,4478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447899" calcext:value-type="float">
            <text:p>4,4478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538406" calcext:value-type="float">
            <text:p>4,538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538406" calcext:value-type="float">
            <text:p>4,538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538406" calcext:value-type="float">
            <text:p>4,538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538406" calcext:value-type="float">
            <text:p>4,538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538406" calcext:value-type="float">
            <text:p>4,538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538406" calcext:value-type="float">
            <text:p>4,538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538406" calcext:value-type="float">
            <text:p>4,538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538406" calcext:value-type="float">
            <text:p>4,538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538406" calcext:value-type="float">
            <text:p>4,538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538406" calcext:value-type="float">
            <text:p>4,538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538406" calcext:value-type="float">
            <text:p>4,538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538406" calcext:value-type="float">
            <text:p>4,538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437713" calcext:value-type="float">
            <text:p>4,4377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437713" calcext:value-type="float">
            <text:p>4,4377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292578" calcext:value-type="float">
            <text:p>4,2925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5104" calcext:value-type="float">
            <text:p>4,51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5104" calcext:value-type="float">
            <text:p>4,51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544905" calcext:value-type="float">
            <text:p>4,5449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693979" calcext:value-type="float">
            <text:p>4,6939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693979" calcext:value-type="float">
            <text:p>4,6939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721977" calcext:value-type="float">
            <text:p>4,7219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705295" calcext:value-type="float">
            <text:p>4,705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695106" calcext:value-type="float">
            <text:p>4,6951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695106" calcext:value-type="float">
            <text:p>4,6951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677289" calcext:value-type="float">
            <text:p>4,6772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664552" calcext:value-type="float">
            <text:p>4,6645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664552" calcext:value-type="float">
            <text:p>4,6645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686319" calcext:value-type="float">
            <text:p>4,686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686319" calcext:value-type="float">
            <text:p>4,686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686319" calcext:value-type="float">
            <text:p>4,686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686319" calcext:value-type="float">
            <text:p>4,686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686319" calcext:value-type="float">
            <text:p>4,686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686319" calcext:value-type="float">
            <text:p>4,686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727056" calcext:value-type="float">
            <text:p>4,7270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727056" calcext:value-type="float">
            <text:p>4,7270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727056" calcext:value-type="float">
            <text:p>4,7270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727056" calcext:value-type="float">
            <text:p>4,7270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727056" calcext:value-type="float">
            <text:p>4,7270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727056" calcext:value-type="float">
            <text:p>4,7270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727056" calcext:value-type="float">
            <text:p>4,7270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727056" calcext:value-type="float">
            <text:p>4,7270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727056" calcext:value-type="float">
            <text:p>4,7270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547424" calcext:value-type="float">
            <text:p>4,5474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547424" calcext:value-type="float">
            <text:p>4,5474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617312" calcext:value-type="float">
            <text:p>4,6173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574021" calcext:value-type="float">
            <text:p>4,5740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574021" calcext:value-type="float">
            <text:p>4,5740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574021" calcext:value-type="float">
            <text:p>4,5740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574021" calcext:value-type="float">
            <text:p>4,5740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440226" calcext:value-type="float">
            <text:p>4,4402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440226" calcext:value-type="float">
            <text:p>4,4402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407124" calcext:value-type="float">
            <text:p>4,4071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407124" calcext:value-type="float">
            <text:p>4,4071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299051" calcext:value-type="float">
            <text:p>4,2990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299051" calcext:value-type="float">
            <text:p>4,2990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299051" calcext:value-type="float">
            <text:p>4,2990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299051" calcext:value-type="float">
            <text:p>4,2990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25182" calcext:value-type="float">
            <text:p>4,25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25182" calcext:value-type="float">
            <text:p>4,25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25182" calcext:value-type="float">
            <text:p>4,25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25182" calcext:value-type="float">
            <text:p>4,25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25182" calcext:value-type="float">
            <text:p>4,25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25182" calcext:value-type="float">
            <text:p>4,25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25182" calcext:value-type="float">
            <text:p>4,25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25182" calcext:value-type="float">
            <text:p>4,25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031446" calcext:value-type="float">
            <text:p>4,0314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031446" calcext:value-type="float">
            <text:p>4,0314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031446" calcext:value-type="float">
            <text:p>4,0314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031446" calcext:value-type="float">
            <text:p>4,0314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031446" calcext:value-type="float">
            <text:p>4,0314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031446" calcext:value-type="float">
            <text:p>4,0314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031446" calcext:value-type="float">
            <text:p>4,0314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.031446" calcext:value-type="float">
            <text:p>4,0314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031446" calcext:value-type="float">
            <text:p>4,0314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031446" calcext:value-type="float">
            <text:p>4,0314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031446" calcext:value-type="float">
            <text:p>4,0314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177977" calcext:value-type="float">
            <text:p>4,1779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177977" calcext:value-type="float">
            <text:p>4,1779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177977" calcext:value-type="float">
            <text:p>4,1779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177977" calcext:value-type="float">
            <text:p>4,1779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177977" calcext:value-type="float">
            <text:p>4,1779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177977" calcext:value-type="float">
            <text:p>4,1779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177977" calcext:value-type="float">
            <text:p>4,1779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177977" calcext:value-type="float">
            <text:p>4,1779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135846" calcext:value-type="float">
            <text:p>4,1358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135846" calcext:value-type="float">
            <text:p>4,1358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.859457" calcext:value-type="float">
            <text:p>3,8594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.859457" calcext:value-type="float">
            <text:p>3,8594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.859457" calcext:value-type="float">
            <text:p>3,8594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859457" calcext:value-type="float">
            <text:p>3,8594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.771494" calcext:value-type="float">
            <text:p>3,7714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.771494" calcext:value-type="float">
            <text:p>3,7714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.771494" calcext:value-type="float">
            <text:p>3,7714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.771494" calcext:value-type="float">
            <text:p>3,7714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.771494" calcext:value-type="float">
            <text:p>3,7714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.771494" calcext:value-type="float">
            <text:p>3,7714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771494" calcext:value-type="float">
            <text:p>3,7714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.771494" calcext:value-type="float">
            <text:p>3,7714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.771494" calcext:value-type="float">
            <text:p>3,7714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.7803" calcext:value-type="float">
            <text:p>3,7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.740713" calcext:value-type="float">
            <text:p>3,7407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.737007" calcext:value-type="float">
            <text:p>3,7370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.75342" calcext:value-type="float">
            <text:p>3,753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.75342" calcext:value-type="float">
            <text:p>3,753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.75342" calcext:value-type="float">
            <text:p>3,753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.75342" calcext:value-type="float">
            <text:p>3,753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.75342" calcext:value-type="float">
            <text:p>3,753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.75342" calcext:value-type="float">
            <text:p>3,753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.74069" calcext:value-type="float">
            <text:p>3,740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.770093" calcext:value-type="float">
            <text:p>3,770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770093" calcext:value-type="float">
            <text:p>3,770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.770093" calcext:value-type="float">
            <text:p>3,770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.770093" calcext:value-type="float">
            <text:p>3,770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.770093" calcext:value-type="float">
            <text:p>3,770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.770093" calcext:value-type="float">
            <text:p>3,770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.809683" calcext:value-type="float">
            <text:p>3,8096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.809683" calcext:value-type="float">
            <text:p>3,8096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.809683" calcext:value-type="float">
            <text:p>3,8096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.809683" calcext:value-type="float">
            <text:p>3,8096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.809683" calcext:value-type="float">
            <text:p>3,8096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809683" calcext:value-type="float">
            <text:p>3,8096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.952281" calcext:value-type="float">
            <text:p>3,9522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.952281" calcext:value-type="float">
            <text:p>3,9522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.952281" calcext:value-type="float">
            <text:p>3,9522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.920569" calcext:value-type="float">
            <text:p>3,9205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.961311" calcext:value-type="float">
            <text:p>3,961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.979134" calcext:value-type="float">
            <text:p>3,9791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.979134" calcext:value-type="float">
            <text:p>3,9791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.979134" calcext:value-type="float">
            <text:p>3,9791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.979134" calcext:value-type="float">
            <text:p>3,9791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977975" calcext:value-type="float">
            <text:p>3,977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977975" calcext:value-type="float">
            <text:p>3,977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.977975" calcext:value-type="float">
            <text:p>3,977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.977975" calcext:value-type="float">
            <text:p>3,977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.977975" calcext:value-type="float">
            <text:p>3,977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.977975" calcext:value-type="float">
            <text:p>3,977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.977975" calcext:value-type="float">
            <text:p>3,977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.977975" calcext:value-type="float">
            <text:p>3,977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.977975" calcext:value-type="float">
            <text:p>3,977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.977975" calcext:value-type="float">
            <text:p>3,977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977975" calcext:value-type="float">
            <text:p>3,977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977975" calcext:value-type="float">
            <text:p>3,977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00459" calcext:value-type="float">
            <text:p>4,004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00459" calcext:value-type="float">
            <text:p>4,004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.994417" calcext:value-type="float">
            <text:p>3,9944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.994417" calcext:value-type="float">
            <text:p>3,9944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.994417" calcext:value-type="float">
            <text:p>3,9944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.994417" calcext:value-type="float">
            <text:p>3,9944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.994417" calcext:value-type="float">
            <text:p>3,9944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.994417" calcext:value-type="float">
            <text:p>3,9944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.994417" calcext:value-type="float">
            <text:p>3,9944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.906458" calcext:value-type="float">
            <text:p>3,9064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.906458" calcext:value-type="float">
            <text:p>3,9064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.906458" calcext:value-type="float">
            <text:p>3,9064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.906458" calcext:value-type="float">
            <text:p>3,9064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.824977" calcext:value-type="float">
            <text:p>3,824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.824977" calcext:value-type="float">
            <text:p>3,824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.824977" calcext:value-type="float">
            <text:p>3,824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.824977" calcext:value-type="float">
            <text:p>3,824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.824977" calcext:value-type="float">
            <text:p>3,824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.824977" calcext:value-type="float">
            <text:p>3,824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.824977" calcext:value-type="float">
            <text:p>3,824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.824977" calcext:value-type="float">
            <text:p>3,824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.824977" calcext:value-type="float">
            <text:p>3,824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.824977" calcext:value-type="float">
            <text:p>3,824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.824977" calcext:value-type="float">
            <text:p>3,824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.849025" calcext:value-type="float">
            <text:p>3,849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.849025" calcext:value-type="float">
            <text:p>3,849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.849025" calcext:value-type="float">
            <text:p>3,849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.849025" calcext:value-type="float">
            <text:p>3,849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.849025" calcext:value-type="float">
            <text:p>3,849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.849025" calcext:value-type="float">
            <text:p>3,849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.849025" calcext:value-type="float">
            <text:p>3,849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.849025" calcext:value-type="float">
            <text:p>3,849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.849025" calcext:value-type="float">
            <text:p>3,849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.849025" calcext:value-type="float">
            <text:p>3,849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.849025" calcext:value-type="float">
            <text:p>3,849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.903877" calcext:value-type="float">
            <text:p>3,9038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.903877" calcext:value-type="float">
            <text:p>3,9038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.903877" calcext:value-type="float">
            <text:p>3,9038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.903877" calcext:value-type="float">
            <text:p>3,9038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.903877" calcext:value-type="float">
            <text:p>3,9038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.903877" calcext:value-type="float">
            <text:p>3,9038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.920551" calcext:value-type="float">
            <text:p>3,9205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.920551" calcext:value-type="float">
            <text:p>3,9205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.920551" calcext:value-type="float">
            <text:p>3,9205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.920551" calcext:value-type="float">
            <text:p>3,9205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.920551" calcext:value-type="float">
            <text:p>3,9205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.920551" calcext:value-type="float">
            <text:p>3,9205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.970338" calcext:value-type="float">
            <text:p>3,9703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974019" calcext:value-type="float">
            <text:p>3,974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974019" calcext:value-type="float">
            <text:p>3,974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.974019" calcext:value-type="float">
            <text:p>3,974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.974019" calcext:value-type="float">
            <text:p>3,974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.974019" calcext:value-type="float">
            <text:p>3,974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.974019" calcext:value-type="float">
            <text:p>3,974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.974019" calcext:value-type="float">
            <text:p>3,974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.888619" calcext:value-type="float">
            <text:p>3,8886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.869405" calcext:value-type="float">
            <text:p>3,8694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.869405" calcext:value-type="float">
            <text:p>3,8694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.869405" calcext:value-type="float">
            <text:p>3,8694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.903912" calcext:value-type="float">
            <text:p>3,9039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.903912" calcext:value-type="float">
            <text:p>3,9039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.903912" calcext:value-type="float">
            <text:p>3,9039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.903912" calcext:value-type="float">
            <text:p>3,9039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.903912" calcext:value-type="float">
            <text:p>3,9039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.697653" calcext:value-type="float">
            <text:p>3,6976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.538391" calcext:value-type="float">
            <text:p>3,5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.622407" calcext:value-type="float">
            <text:p>3,6224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.622407" calcext:value-type="float">
            <text:p>3,6224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.528202" calcext:value-type="float">
            <text:p>3,528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.612226" calcext:value-type="float">
            <text:p>3,6122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412234" calcext:value-type="float">
            <text:p>3,4122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412234" calcext:value-type="float">
            <text:p>3,4122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412234" calcext:value-type="float">
            <text:p>3,4122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412234" calcext:value-type="float">
            <text:p>3,4122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412234" calcext:value-type="float">
            <text:p>3,4122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48747" calcext:value-type="float">
            <text:p>3,48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48747" calcext:value-type="float">
            <text:p>3,48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48747" calcext:value-type="float">
            <text:p>3,48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48747" calcext:value-type="float">
            <text:p>3,48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48747" calcext:value-type="float">
            <text:p>3,48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48747" calcext:value-type="float">
            <text:p>3,48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48747" calcext:value-type="float">
            <text:p>3,48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48747" calcext:value-type="float">
            <text:p>3,48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48747" calcext:value-type="float">
            <text:p>3,48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633992" calcext:value-type="float">
            <text:p>3,6339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633992" calcext:value-type="float">
            <text:p>3,6339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633992" calcext:value-type="float">
            <text:p>3,6339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633992" calcext:value-type="float">
            <text:p>3,6339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.682377" calcext:value-type="float">
            <text:p>3,6823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.682377" calcext:value-type="float">
            <text:p>3,6823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.682377" calcext:value-type="float">
            <text:p>3,6823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673324" calcext:value-type="float">
            <text:p>3,6733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.673324" calcext:value-type="float">
            <text:p>3,6733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.673324" calcext:value-type="float">
            <text:p>3,6733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673324" calcext:value-type="float">
            <text:p>3,6733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.673324" calcext:value-type="float">
            <text:p>3,6733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.673324" calcext:value-type="float">
            <text:p>3,6733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.628901" calcext:value-type="float">
            <text:p>3,628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628901" calcext:value-type="float">
            <text:p>3,628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628901" calcext:value-type="float">
            <text:p>3,628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628901" calcext:value-type="float">
            <text:p>3,628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628901" calcext:value-type="float">
            <text:p>3,628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561303" calcext:value-type="float">
            <text:p>3,5613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.561303" calcext:value-type="float">
            <text:p>3,5613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561303" calcext:value-type="float">
            <text:p>3,5613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.5678" calcext:value-type="float">
            <text:p>3,5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.5678" calcext:value-type="float">
            <text:p>3,5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.5678" calcext:value-type="float">
            <text:p>3,5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5678" calcext:value-type="float">
            <text:p>3,5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5678" calcext:value-type="float">
            <text:p>3,5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5678" calcext:value-type="float">
            <text:p>3,5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5678" calcext:value-type="float">
            <text:p>3,5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5678" calcext:value-type="float">
            <text:p>3,5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.5678" calcext:value-type="float">
            <text:p>3,5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5678" calcext:value-type="float">
            <text:p>3,5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5678" calcext:value-type="float">
            <text:p>3,5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.474741" calcext:value-type="float">
            <text:p>3,474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.504141" calcext:value-type="float">
            <text:p>3,504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.495113" calcext:value-type="float">
            <text:p>3,49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.395819" calcext:value-type="float">
            <text:p>3,395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.395819" calcext:value-type="float">
            <text:p>3,395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.395819" calcext:value-type="float">
            <text:p>3,395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.395819" calcext:value-type="float">
            <text:p>3,395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.395819" calcext:value-type="float">
            <text:p>3,395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.395819" calcext:value-type="float">
            <text:p>3,395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.395819" calcext:value-type="float">
            <text:p>3,395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.395819" calcext:value-type="float">
            <text:p>3,395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.395819" calcext:value-type="float">
            <text:p>3,395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.46341" calcext:value-type="float">
            <text:p>3,46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.36895" calcext:value-type="float">
            <text:p>3,368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.36895" calcext:value-type="float">
            <text:p>3,368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406004" calcext:value-type="float">
            <text:p>3,4060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.406004" calcext:value-type="float">
            <text:p>3,4060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406004" calcext:value-type="float">
            <text:p>3,4060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.406004" calcext:value-type="float">
            <text:p>3,4060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.406004" calcext:value-type="float">
            <text:p>3,4060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.406004" calcext:value-type="float">
            <text:p>3,4060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.406004" calcext:value-type="float">
            <text:p>3,4060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.370356" calcext:value-type="float">
            <text:p>3,3703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.370356" calcext:value-type="float">
            <text:p>3,3703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.370356" calcext:value-type="float">
            <text:p>3,3703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.370356" calcext:value-type="float">
            <text:p>3,3703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370356" calcext:value-type="float">
            <text:p>3,3703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370356" calcext:value-type="float">
            <text:p>3,3703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.370356" calcext:value-type="float">
            <text:p>3,3703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35844" calcext:value-type="float">
            <text:p>3,335844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2:01:32.593000000</dc:date>
    <meta:editing-duration>PT1M8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2.A1:cameraslog_2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2.B2:cameraslog_2.B1001" chart:label-cell-address="cameraslog_2.B1:cameraslog_2.B1" chart:class="chart:scatter">
            <chart:domain table:cell-range-address="cameraslog_2.A2:cameraslog_2.A1001"/>
            <chart:data-point chart:repeated="1000"/>
          </chart:series>
          <chart:series chart:style-name="ch8" chart:values-cell-range-address="cameraslog_2.C2:cameraslog_2.C1001" chart:label-cell-address="cameraslog_2.C1:cameraslog_2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2.B1:cameraslog_2.B1</svg:desc>
                </draw:g>
              </table:table-cell>
              <table:table-cell office:value-type="string">
                <text:p>number of cameras</text:p>
                <draw:g>
                  <svg:desc>cameraslog_2.C1:cameraslog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2.A2:cameraslog_2.A1001</svg:desc>
                </draw:g>
              </table:table-cell>
              <table:table-cell office:value-type="float" office:value="5.925122">
                <text:p>5.925122</text:p>
                <draw:g>
                  <svg:desc>cameraslog_2.B2:cameraslog_2.B1001</svg:desc>
                </draw:g>
              </table:table-cell>
              <table:table-cell office:value-type="float" office:value="11">
                <text:p>11</text:p>
                <draw:g>
                  <svg:desc>cameraslog_2.C2:cameraslog_2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21648">
                <text:p>5.5216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242994">
                <text:p>5.242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992291">
                <text:p>4.9922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077424">
                <text:p>5.0774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712146">
                <text:p>4.712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769573">
                <text:p>4.7695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796446">
                <text:p>4.7964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95061">
                <text:p>4.950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40003">
                <text:p>4.8400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916386">
                <text:p>4.9163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916386">
                <text:p>4.9163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916386">
                <text:p>4.9163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986267">
                <text:p>4.9862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092061">
                <text:p>5.0920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335344">
                <text:p>5.3353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335344">
                <text:p>5.3353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094602">
                <text:p>5.0946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10733">
                <text:p>5.107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076778">
                <text:p>5.0767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152024">
                <text:p>5.1520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217081">
                <text:p>5.217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462918">
                <text:p>5.4629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619632">
                <text:p>5.6196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733066">
                <text:p>5.7330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841167">
                <text:p>5.8411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97498">
                <text:p>5.974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824758">
                <text:p>5.824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824758">
                <text:p>5.824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055306">
                <text:p>6.055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953462">
                <text:p>5.9534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953462">
                <text:p>5.9534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748367">
                <text:p>5.7483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085863">
                <text:p>6.0858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93055">
                <text:p>5.930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23749">
                <text:p>6.237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133092">
                <text:p>6.133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23635">
                <text:p>6.236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193066">
                <text:p>6.1930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143525">
                <text:p>6.143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.059493">
                <text:p>6.0594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944907">
                <text:p>5.9449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114357">
                <text:p>6.1143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89908">
                <text:p>5.899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.688895">
                <text:p>5.688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493988">
                <text:p>5.493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.493988">
                <text:p>5.493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.604641">
                <text:p>5.6046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766446">
                <text:p>5.7664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655568">
                <text:p>5.6555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.674776">
                <text:p>5.6747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.674776">
                <text:p>5.6747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.674776">
                <text:p>5.6747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674776">
                <text:p>5.6747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874777">
                <text:p>5.8747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73473">
                <text:p>5.734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.73473">
                <text:p>5.734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73473">
                <text:p>5.734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73473">
                <text:p>5.734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83265">
                <text:p>5.832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025009">
                <text:p>6.0250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.025009">
                <text:p>6.0250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.863205">
                <text:p>5.8632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.863205">
                <text:p>5.8632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.114129">
                <text:p>6.1141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.286118">
                <text:p>6.2861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.544685">
                <text:p>6.544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.344678">
                <text:p>6.3446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.315507">
                <text:p>6.3155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.221296">
                <text:p>6.2212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.221296">
                <text:p>6.2212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.221296">
                <text:p>6.2212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087499">
                <text:p>6.0874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036574">
                <text:p>6.0365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.986787">
                <text:p>5.9867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.11549">
                <text:p>6.115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.11549">
                <text:p>6.115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.371504">
                <text:p>6.371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.31549">
                <text:p>6.315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.428915">
                <text:p>6.428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.27729">
                <text:p>6.277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.218731">
                <text:p>6.2187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.380539">
                <text:p>6.3805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.465958">
                <text:p>6.4659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.375452">
                <text:p>6.3754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.200914">
                <text:p>6.2009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.200914">
                <text:p>6.2009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.028926">
                <text:p>6.0289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068519">
                <text:p>6.0685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068519">
                <text:p>6.0685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170362">
                <text:p>6.1703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947445">
                <text:p>5.947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947445">
                <text:p>5.947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947445">
                <text:p>5.947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.904162">
                <text:p>5.9041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.904162">
                <text:p>5.9041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12708">
                <text:p>6.127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12708">
                <text:p>6.127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12708">
                <text:p>6.127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12708">
                <text:p>6.127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12708">
                <text:p>6.127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.291426">
                <text:p>6.2914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.486339">
                <text:p>6.4863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.411104">
                <text:p>6.411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.411104">
                <text:p>6.411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.320599">
                <text:p>6.3205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.118046">
                <text:p>6.1180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.118046">
                <text:p>6.1180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119207">
                <text:p>6.1192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.916653">
                <text:p>5.9166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.76503">
                <text:p>5.765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.73077">
                <text:p>5.730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788191">
                <text:p>5.7881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848142">
                <text:p>5.8481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.848142">
                <text:p>5.8481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848142">
                <text:p>5.8481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.848142">
                <text:p>5.8481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.848142">
                <text:p>5.8481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837953">
                <text:p>5.8379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837953">
                <text:p>5.8379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837953">
                <text:p>5.8379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124528">
                <text:p>6.1245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124528">
                <text:p>6.1245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141198">
                <text:p>6.1411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.125921">
                <text:p>6.1259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.998602">
                <text:p>5.9986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.998602">
                <text:p>5.9986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.998602">
                <text:p>5.9986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.15277">
                <text:p>6.152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.393507">
                <text:p>6.3935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.550228">
                <text:p>6.5502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.550228">
                <text:p>6.5502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.714578">
                <text:p>6.7145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.652063">
                <text:p>6.6520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.652063">
                <text:p>6.6520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.649518">
                <text:p>6.6495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.487707">
                <text:p>6.4877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6.487707">
                <text:p>6.4877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353901">
                <text:p>6.3539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.353901">
                <text:p>6.3539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308074">
                <text:p>6.3080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308074">
                <text:p>6.3080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26988">
                <text:p>6.269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26988">
                <text:p>6.269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26988">
                <text:p>6.269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.26988">
                <text:p>6.269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26988">
                <text:p>6.269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26988">
                <text:p>6.269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184461">
                <text:p>6.1844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184461">
                <text:p>6.1844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184461">
                <text:p>6.1844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336084">
                <text:p>6.3360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18446">
                <text:p>6.184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.987007">
                <text:p>5.9870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.96409">
                <text:p>5.964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097896">
                <text:p>6.0978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.097896">
                <text:p>6.0978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.097896">
                <text:p>6.0978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.097896">
                <text:p>6.0978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905534">
                <text:p>5.9055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.692805">
                <text:p>5.6928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.692805">
                <text:p>5.6928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.474981">
                <text:p>5.4749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474981">
                <text:p>5.4749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.474981">
                <text:p>5.4749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.474981">
                <text:p>5.4749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474981">
                <text:p>5.4749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464796">
                <text:p>5.4647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644429">
                <text:p>5.6444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644429">
                <text:p>5.6444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.644429">
                <text:p>5.6444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.644429">
                <text:p>5.6444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.525902">
                <text:p>5.5259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.598602">
                <text:p>5.5986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.598602">
                <text:p>5.5986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.44189">
                <text:p>5.441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403694">
                <text:p>5.4036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.380779">
                <text:p>5.3807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380779">
                <text:p>5.3807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380779">
                <text:p>5.3807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285177">
                <text:p>5.2851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246982">
                <text:p>5.2469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246982">
                <text:p>5.2469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439343">
                <text:p>5.4393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439343">
                <text:p>5.4393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338651">
                <text:p>5.3386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57939">
                <text:p>5.579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463421">
                <text:p>5.4634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463421">
                <text:p>5.4634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559024">
                <text:p>5.5590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474993">
                <text:p>5.4749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381941">
                <text:p>5.3819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381941">
                <text:p>5.3819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308093">
                <text:p>5.3080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080084">
                <text:p>5.0800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080084">
                <text:p>5.0800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239347">
                <text:p>5.2393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239347">
                <text:p>5.2393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067355">
                <text:p>5.0673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067355">
                <text:p>5.0673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067355">
                <text:p>5.0673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067355">
                <text:p>5.0673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067355">
                <text:p>5.0673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092821">
                <text:p>5.0928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092821">
                <text:p>5.0928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092821">
                <text:p>5.0928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092821">
                <text:p>5.0928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092821">
                <text:p>5.0928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092821">
                <text:p>5.0928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.841891">
                <text:p>4.8418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.841891">
                <text:p>4.8418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.864812">
                <text:p>4.8648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.697912">
                <text:p>4.697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.477544">
                <text:p>4.4775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.528463">
                <text:p>4.5284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.528463">
                <text:p>4.5284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.528463">
                <text:p>4.5284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.528463">
                <text:p>4.5284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.528463">
                <text:p>4.5284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.710638">
                <text:p>4.710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.710638">
                <text:p>4.710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.710638">
                <text:p>4.710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.710638">
                <text:p>4.710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.704153">
                <text:p>4.7041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.704153">
                <text:p>4.7041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.499065">
                <text:p>4.4990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.463413">
                <text:p>4.4634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.463413">
                <text:p>4.4634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.463413">
                <text:p>4.4634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.463413">
                <text:p>4.4634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.463413">
                <text:p>4.4634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.463413">
                <text:p>4.4634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.463413">
                <text:p>4.4634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.314342">
                <text:p>4.3143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.314342">
                <text:p>4.3143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.314342">
                <text:p>4.3143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.325916">
                <text:p>4.3259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.3743">
                <text:p>4.3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.3743">
                <text:p>4.3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.3743">
                <text:p>4.3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.3743">
                <text:p>4.3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.3743">
                <text:p>4.3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.3743">
                <text:p>4.3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.299067">
                <text:p>4.2990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.299067">
                <text:p>4.2990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.204852">
                <text:p>4.204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.204852">
                <text:p>4.204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4.204852">
                <text:p>4.204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.204852">
                <text:p>4.204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.106708">
                <text:p>4.1067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4.106708">
                <text:p>4.1067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.106708">
                <text:p>4.1067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.248147">
                <text:p>4.2481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.353929">
                <text:p>4.3539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.353929">
                <text:p>4.3539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.353929">
                <text:p>4.3539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.366659">
                <text:p>4.366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.404852">
                <text:p>4.4048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.399755">
                <text:p>4.3997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.589574">
                <text:p>4.589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.589574">
                <text:p>4.589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.761563">
                <text:p>4.7615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.974294">
                <text:p>4.9742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4.987018">
                <text:p>4.9870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055769">
                <text:p>5.0557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192109">
                <text:p>5.1921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192109">
                <text:p>5.1921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192109">
                <text:p>5.1921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392108">
                <text:p>5.3921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192107">
                <text:p>5.1921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192107">
                <text:p>5.1921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192107">
                <text:p>5.1921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240489">
                <text:p>5.2404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141193">
                <text:p>5.1411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176842">
                <text:p>5.1768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176842">
                <text:p>5.1768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176842">
                <text:p>5.1768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243048">
                <text:p>5.2430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.333556">
                <text:p>5.3335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333556">
                <text:p>5.3335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.215036">
                <text:p>5.2150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152521">
                <text:p>5.1525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.018719">
                <text:p>5.0187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018719">
                <text:p>5.0187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.874733">
                <text:p>4.8747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.874733">
                <text:p>4.8747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.895097">
                <text:p>4.8950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.895097">
                <text:p>4.8950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.87843">
                <text:p>4.878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.87843">
                <text:p>4.878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.823572">
                <text:p>4.8235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631213">
                <text:p>4.6312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.631213">
                <text:p>4.6312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.631213">
                <text:p>4.6312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.631213">
                <text:p>4.6312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.394427">
                <text:p>4.3944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.394427">
                <text:p>4.3944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.394427">
                <text:p>4.3944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.447899">
                <text:p>4.447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.447899">
                <text:p>4.447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.447899">
                <text:p>4.447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447899">
                <text:p>4.447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.447899">
                <text:p>4.447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.447899">
                <text:p>4.447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.538406">
                <text:p>4.538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.538406">
                <text:p>4.538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.538406">
                <text:p>4.538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538406">
                <text:p>4.538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538406">
                <text:p>4.538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538406">
                <text:p>4.538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538406">
                <text:p>4.538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538406">
                <text:p>4.538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538406">
                <text:p>4.538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538406">
                <text:p>4.538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538406">
                <text:p>4.538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538406">
                <text:p>4.538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437713">
                <text:p>4.437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437713">
                <text:p>4.437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292578">
                <text:p>4.2925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5104">
                <text:p>4.5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5104">
                <text:p>4.5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544905">
                <text:p>4.5449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693979">
                <text:p>4.6939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693979">
                <text:p>4.6939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721977">
                <text:p>4.7219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705295">
                <text:p>4.705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.695106">
                <text:p>4.6951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695106">
                <text:p>4.6951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677289">
                <text:p>4.6772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664552">
                <text:p>4.6645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664552">
                <text:p>4.6645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686319">
                <text:p>4.686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686319">
                <text:p>4.686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686319">
                <text:p>4.686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686319">
                <text:p>4.686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686319">
                <text:p>4.686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686319">
                <text:p>4.686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727056">
                <text:p>4.7270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727056">
                <text:p>4.7270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727056">
                <text:p>4.7270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727056">
                <text:p>4.7270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727056">
                <text:p>4.7270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727056">
                <text:p>4.7270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727056">
                <text:p>4.7270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727056">
                <text:p>4.7270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727056">
                <text:p>4.7270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547424">
                <text:p>4.547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547424">
                <text:p>4.547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617312">
                <text:p>4.6173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574021">
                <text:p>4.5740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574021">
                <text:p>4.5740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574021">
                <text:p>4.5740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574021">
                <text:p>4.5740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.440226">
                <text:p>4.4402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.440226">
                <text:p>4.4402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.407124">
                <text:p>4.4071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407124">
                <text:p>4.4071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.299051">
                <text:p>4.2990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.299051">
                <text:p>4.2990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.299051">
                <text:p>4.2990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.299051">
                <text:p>4.2990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.25182">
                <text:p>4.25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25182">
                <text:p>4.25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25182">
                <text:p>4.25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25182">
                <text:p>4.25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25182">
                <text:p>4.25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25182">
                <text:p>4.25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.25182">
                <text:p>4.25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.25182">
                <text:p>4.25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.031446">
                <text:p>4.0314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.031446">
                <text:p>4.0314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.031446">
                <text:p>4.0314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.031446">
                <text:p>4.0314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.031446">
                <text:p>4.0314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.031446">
                <text:p>4.0314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.031446">
                <text:p>4.0314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.031446">
                <text:p>4.0314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.031446">
                <text:p>4.0314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.031446">
                <text:p>4.0314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.031446">
                <text:p>4.0314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.177977">
                <text:p>4.177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.177977">
                <text:p>4.177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.177977">
                <text:p>4.177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.177977">
                <text:p>4.177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.177977">
                <text:p>4.177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.177977">
                <text:p>4.177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.177977">
                <text:p>4.177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.177977">
                <text:p>4.177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.135846">
                <text:p>4.1358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.135846">
                <text:p>4.1358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3.859457">
                <text:p>3.8594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3.859457">
                <text:p>3.8594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3.859457">
                <text:p>3.8594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.859457">
                <text:p>3.8594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3.771494">
                <text:p>3.771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.771494">
                <text:p>3.771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.771494">
                <text:p>3.771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.771494">
                <text:p>3.771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.771494">
                <text:p>3.771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.771494">
                <text:p>3.771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3.771494">
                <text:p>3.771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.771494">
                <text:p>3.771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.771494">
                <text:p>3.771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3.7803">
                <text:p>3.7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.740713">
                <text:p>3.7407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3.737007">
                <text:p>3.7370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3.75342">
                <text:p>3.753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3.75342">
                <text:p>3.753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3.75342">
                <text:p>3.753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.75342">
                <text:p>3.753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3.75342">
                <text:p>3.753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3.75342">
                <text:p>3.753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3.74069">
                <text:p>3.740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3.770093">
                <text:p>3.770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.770093">
                <text:p>3.770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.770093">
                <text:p>3.770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3.770093">
                <text:p>3.770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3.770093">
                <text:p>3.770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.770093">
                <text:p>3.770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.809683">
                <text:p>3.8096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3.809683">
                <text:p>3.8096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3.809683">
                <text:p>3.8096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3.809683">
                <text:p>3.8096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3.809683">
                <text:p>3.8096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.809683">
                <text:p>3.8096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.952281">
                <text:p>3.952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3.952281">
                <text:p>3.952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.952281">
                <text:p>3.952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3.920569">
                <text:p>3.9205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3.961311">
                <text:p>3.961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3.979134">
                <text:p>3.9791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3.979134">
                <text:p>3.9791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3.979134">
                <text:p>3.9791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3.979134">
                <text:p>3.9791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.977975">
                <text:p>3.977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3.977975">
                <text:p>3.977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3.977975">
                <text:p>3.977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3.977975">
                <text:p>3.977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3.977975">
                <text:p>3.977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3.977975">
                <text:p>3.977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3.977975">
                <text:p>3.977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.977975">
                <text:p>3.977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3.977975">
                <text:p>3.977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3.977975">
                <text:p>3.977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3.977975">
                <text:p>3.977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3.977975">
                <text:p>3.977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00459">
                <text:p>4.004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00459">
                <text:p>4.004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3.994417">
                <text:p>3.9944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3.994417">
                <text:p>3.9944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3.994417">
                <text:p>3.9944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3.994417">
                <text:p>3.9944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3.994417">
                <text:p>3.9944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3.994417">
                <text:p>3.9944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3.994417">
                <text:p>3.9944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3.906458">
                <text:p>3.9064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3.906458">
                <text:p>3.9064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3.906458">
                <text:p>3.9064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3.906458">
                <text:p>3.9064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3.824977">
                <text:p>3.824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3.824977">
                <text:p>3.824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3.824977">
                <text:p>3.824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3.824977">
                <text:p>3.824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3.824977">
                <text:p>3.824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3.824977">
                <text:p>3.824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3.824977">
                <text:p>3.824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3.824977">
                <text:p>3.824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3.824977">
                <text:p>3.824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3.824977">
                <text:p>3.824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3.824977">
                <text:p>3.824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3.849025">
                <text:p>3.849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3.849025">
                <text:p>3.849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3.849025">
                <text:p>3.849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3.849025">
                <text:p>3.849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3.849025">
                <text:p>3.849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3.849025">
                <text:p>3.849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3.849025">
                <text:p>3.849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3.849025">
                <text:p>3.849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3.849025">
                <text:p>3.849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3.849025">
                <text:p>3.849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3.849025">
                <text:p>3.849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3.903877">
                <text:p>3.9038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3.903877">
                <text:p>3.9038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3.903877">
                <text:p>3.9038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3.903877">
                <text:p>3.9038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3.903877">
                <text:p>3.9038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3.903877">
                <text:p>3.9038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3.920551">
                <text:p>3.9205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3.920551">
                <text:p>3.9205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3.920551">
                <text:p>3.9205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3.920551">
                <text:p>3.9205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3.920551">
                <text:p>3.9205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3.920551">
                <text:p>3.9205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3.970338">
                <text:p>3.9703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3.974019">
                <text:p>3.9740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3.974019">
                <text:p>3.9740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3.974019">
                <text:p>3.9740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3.974019">
                <text:p>3.9740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3.974019">
                <text:p>3.9740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3.974019">
                <text:p>3.9740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3.974019">
                <text:p>3.9740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3.888619">
                <text:p>3.888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3.869405">
                <text:p>3.8694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3.869405">
                <text:p>3.8694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3.869405">
                <text:p>3.8694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3.903912">
                <text:p>3.9039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3.903912">
                <text:p>3.9039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3.903912">
                <text:p>3.9039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3.903912">
                <text:p>3.9039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3.903912">
                <text:p>3.9039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3.697653">
                <text:p>3.697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3.538391">
                <text:p>3.5383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.622407">
                <text:p>3.6224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3.622407">
                <text:p>3.6224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3.528202">
                <text:p>3.528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.612226">
                <text:p>3.6122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.412234">
                <text:p>3.412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3.412234">
                <text:p>3.412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3.412234">
                <text:p>3.412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3.412234">
                <text:p>3.412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.412234">
                <text:p>3.412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3.48747">
                <text:p>3.48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3.48747">
                <text:p>3.48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3.48747">
                <text:p>3.48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3.48747">
                <text:p>3.48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3.48747">
                <text:p>3.48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3.48747">
                <text:p>3.48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3.48747">
                <text:p>3.48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3.48747">
                <text:p>3.48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3.48747">
                <text:p>3.48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3.633992">
                <text:p>3.6339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3.633992">
                <text:p>3.6339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3.633992">
                <text:p>3.6339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3.633992">
                <text:p>3.6339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3.682377">
                <text:p>3.6823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3.682377">
                <text:p>3.6823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3.682377">
                <text:p>3.6823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3.673324">
                <text:p>3.6733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3.673324">
                <text:p>3.6733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3.673324">
                <text:p>3.6733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.673324">
                <text:p>3.6733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3.673324">
                <text:p>3.6733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3.673324">
                <text:p>3.6733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3.628901">
                <text:p>3.628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3.628901">
                <text:p>3.628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3.628901">
                <text:p>3.628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3.628901">
                <text:p>3.628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3.628901">
                <text:p>3.628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3.561303">
                <text:p>3.5613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3.561303">
                <text:p>3.5613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3.561303">
                <text:p>3.5613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.5678">
                <text:p>3.5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3.5678">
                <text:p>3.5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3.5678">
                <text:p>3.5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3.5678">
                <text:p>3.5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3.5678">
                <text:p>3.5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3.5678">
                <text:p>3.5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3.5678">
                <text:p>3.5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3.5678">
                <text:p>3.5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3.5678">
                <text:p>3.5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3.5678">
                <text:p>3.5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3.5678">
                <text:p>3.5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3.474741">
                <text:p>3.474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3.504141">
                <text:p>3.504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3.495113">
                <text:p>3.49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3.395819">
                <text:p>3.395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3.395819">
                <text:p>3.395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3.395819">
                <text:p>3.395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3.395819">
                <text:p>3.395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3.395819">
                <text:p>3.395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3.395819">
                <text:p>3.395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3.395819">
                <text:p>3.395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3.395819">
                <text:p>3.395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3.395819">
                <text:p>3.395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3.46341">
                <text:p>3.46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3.36895">
                <text:p>3.368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3.36895">
                <text:p>3.368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3.406004">
                <text:p>3.4060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3.406004">
                <text:p>3.4060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3.406004">
                <text:p>3.4060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3.406004">
                <text:p>3.4060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3.406004">
                <text:p>3.4060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3.406004">
                <text:p>3.4060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3.406004">
                <text:p>3.4060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3.370356">
                <text:p>3.3703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3.370356">
                <text:p>3.3703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3.370356">
                <text:p>3.3703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3.370356">
                <text:p>3.3703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.370356">
                <text:p>3.3703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.370356">
                <text:p>3.3703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3.370356">
                <text:p>3.3703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.335844">
                <text:p>3.335844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